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Courier New" svg:font-family="'Courier New'" style:font-pitch="fixed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566in" style:rel-column-width="3695*"/>
    </style:style>
    <style:style style:name="Table1.B" style:family="table-column">
      <style:table-column-properties style:column-width="1.25in" style:rel-column-width="1800*"/>
    </style:style>
    <style:style style:name="Table1.C" style:family="table-column">
      <style:table-column-properties style:column-width="3.109in" style:rel-column-width="447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ing_20_1">
      <style:text-properties officeooo:rsid="00036b7f" officeooo:paragraph-rsid="00036b7f"/>
    </style:style>
    <style:style style:name="P2" style:family="paragraph" style:parent-style-name="Text_20_body" style:list-style-name="">
      <style:paragraph-properties fo:text-align="center" style:justify-single-word="false"/>
      <style:text-properties officeooo:rsid="00030c46" officeooo:paragraph-rsid="00030c46"/>
    </style:style>
    <style:style style:name="P3" style:family="paragraph" style:parent-style-name="Text_20_body">
      <style:text-properties officeooo:rsid="00036b7f" officeooo:paragraph-rsid="00036b7f"/>
    </style:style>
    <style:style style:name="P4" style:family="paragraph" style:parent-style-name="Text_20_body">
      <style:text-properties officeooo:rsid="0004c34c" officeooo:paragraph-rsid="0004c34c"/>
    </style:style>
    <style:style style:name="P5" style:family="paragraph" style:parent-style-name="Text_20_body" style:list-style-name="L1">
      <style:text-properties officeooo:rsid="0004c34c" officeooo:paragraph-rsid="0004c34c"/>
    </style:style>
    <style:style style:name="P6" style:family="paragraph" style:parent-style-name="Text_20_body" style:list-style-name="L2">
      <style:text-properties officeooo:rsid="0004dbc0" officeooo:paragraph-rsid="0004dbc0"/>
    </style:style>
    <style:style style:name="P7" style:family="paragraph" style:parent-style-name="Text_20_body" style:list-style-name="L2">
      <style:text-properties officeooo:rsid="0004dbc0" officeooo:paragraph-rsid="00099f98"/>
    </style:style>
    <style:style style:name="P8" style:family="paragraph" style:parent-style-name="Text_20_body">
      <style:text-properties officeooo:rsid="0004dbc0" officeooo:paragraph-rsid="0004dbc0"/>
    </style:style>
    <style:style style:name="P9" style:family="paragraph" style:parent-style-name="Text_20_body" style:list-style-name="L3">
      <style:text-properties officeooo:paragraph-rsid="00036b7f"/>
    </style:style>
    <style:style style:name="P10" style:family="paragraph" style:parent-style-name="Text_20_body" style:list-style-name="L3">
      <style:text-properties officeooo:rsid="00053e63" officeooo:paragraph-rsid="00053e63"/>
    </style:style>
    <style:style style:name="P11" style:family="paragraph" style:parent-style-name="Text_20_body" style:list-style-name="L4">
      <style:text-properties officeooo:rsid="0007111c" officeooo:paragraph-rsid="0007111c"/>
    </style:style>
    <style:style style:name="P12" style:family="paragraph" style:parent-style-name="Heading_20_2">
      <style:text-properties officeooo:rsid="00036b7f" officeooo:paragraph-rsid="00036b7f"/>
    </style:style>
    <style:style style:name="P13" style:family="paragraph" style:parent-style-name="Heading_20_3">
      <style:text-properties officeooo:rsid="00036b7f" officeooo:paragraph-rsid="00036b7f"/>
    </style:style>
    <style:style style:name="P14" style:family="paragraph" style:parent-style-name="Heading_20_3">
      <style:text-properties officeooo:rsid="0004dbc0" officeooo:paragraph-rsid="0004dbc0"/>
    </style:style>
    <style:style style:name="P15" style:family="paragraph" style:parent-style-name="Heading_20_3">
      <style:text-properties officeooo:rsid="00053e63" officeooo:paragraph-rsid="00053e63"/>
    </style:style>
    <style:style style:name="P16" style:family="paragraph" style:parent-style-name="Table_20_Contents">
      <style:text-properties officeooo:rsid="00093ae9" officeooo:paragraph-rsid="00093ae9"/>
    </style:style>
    <style:style style:name="T1" style:family="text">
      <style:text-properties officeooo:rsid="00036b7f"/>
    </style:style>
    <style:style style:name="T2" style:family="text">
      <style:text-properties officeooo:rsid="00093ae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99f9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Rest Service Experiment<text:line-break/>with <text:line-break/>Spring, Hibernate, Activiti<text:line-break/>jackson, gradle, groovy<text:line-break/>Spock</text:h>
      <text:h text:style-name="Heading_20_1" text:outline-level="1">Introduction</text:h>
      <text:h text:style-name="P1" text:outline-level="1">Rest</text:h>
      <text:list xml:id="list6611257255329947164" text:style-name="L1">
        <text:list-item>
          <text:p text:style-name="P5">Inspiration is: <text:a xlink:type="simple" xlink:href="https://spring.io/guides/tutorials/rest/">https://spring.io/guides/tutorials/rest/</text:a></text:p>
        </text:list-item>
        <text:list-item>
          <text:p text:style-name="P5">Investigate spring data rest to see what it providesé</text:p>
        </text:list-item>
      </text:list>
      <text:p text:style-name="P4"/>
      <text:h text:style-name="P12" text:outline-level="2">Design</text:h>
      <text:list xml:id="list6080234597097436865" text:style-name="L2">
        <text:list-item>
          <text:p text:style-name="P6">spring and jackson</text:p>
          <text:list>
            <text:list-item>
              <text:p text:style-name="P6">No jersey for now, </text:p>
            </text:list-item>
            <text:list-item>
              <text:p text:style-name="P6">No XML for now</text:p>
            </text:list-item>
          </text:list>
        </text:list-item>
        <text:list-item>
          <text:p text:style-name="P7">apply <text:span text:style-name="T4"><text:s/>Command Query Responsibility Segregation (CQRS) pattern:</text:span></text:p>
          <text:list>
            <text:list-item>
              <text:p text:style-name="P7"><text:s/><text:a xlink:type="simple" xlink:href="http://martinfowler.com/bliki/CQRS.html"><text:span text:style-name="T4">http://martinfowler.com/bliki/CQRS.html</text:span></text:a><text:span text:style-name="T4"> </text:span></text:p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6">RESOURCE URI</text:p>
          </table:table-cell>
          <table:table-cell table:style-name="Table1.A1" office:value-type="string">
            <text:p text:style-name="P16">SUPPORTED HTTP METHODS</text:p>
          </table:table-cell>
          <table:table-cell table:style-name="Table1.C1" office:value-type="string">
            <text:p text:style-name="P16">SUPPORTED HTTP STATUS CODES</text:p>
          </table:table-cell>
        </table:table-row>
        <table:table-row>
          <table:table-cell table:style-name="Table1.A2" office:value-type="string">
            <text:p text:style-name="Table_20_Contents">/<text:span text:style-name="T2">org/orders</text:span></text:p>
          </table:table-cell>
          <table:table-cell table:style-name="Table1.A2" office:value-type="string">
            <text:p text:style-name="P16">GET</text:p>
          </table:table-cell>
          <table:table-cell table:style-name="Table1.C2" office:value-type="string">
            <text:p text:style-name="P16">200 (OK, Success)</text:p>
          </table:table-cell>
        </table:table-row>
        <table:table-row>
          <table:table-cell table:style-name="Table1.A2" office:value-type="string">
            <text:p text:style-name="P16">/org/orders</text:p>
          </table:table-cell>
          <table:table-cell table:style-name="Table1.A2" office:value-type="string">
            <text:p text:style-name="P16">POST</text:p>
          </table:table-cell>
          <table:table-cell table:style-name="Table1.C2" office:value-type="string">
            <text:p text:style-name="P16">201 (Created) if the Order resource is successfully created, <text:span text:style-name="T3">in addition to a Location header that contains the link to the newly created Order resource</text:span>;<text:line-break/>406 (Not Acceptable) if the format of the incoming data for the new resource is not valid</text:p>
          </table:table-cell>
        </table:table-row>
      </table:table>
      <text:p text:style-name="P8"/>
      <text:h text:style-name="P12" text:outline-level="2">Todo</text:h>
      <text:h text:style-name="P14" text:outline-level="3">Check these gradle plugins used b the spring tutorials</text:h>
      <text:p text:style-name="P8">apply plugin: 'propdeps'</text:p>
      <text:p text:style-name="P8">apply plugin: 'propdeps-maven'</text:p>
      <text:p text:style-name="P8">apply plugin: 'propdeps-idea'</text:p>
      <text:p text:style-name="P8">apply plugin: 'propdeps-eclipse'</text:p>
      <text:h text:style-name="P13" text:outline-level="3">MockMVC</text:h>
      <text:p text:style-name="P3">Check it, how it works</text:p>
      <text:h text:style-name="P13" text:outline-level="3">Actuator lib</text:h>
      <text:list xml:id="list5836767520152712461" text:style-name="L3">
        <text:list-item>
          <text:p text:style-name="P9"><text:span text:style-name="T1">Check what it provides and how easy it is to integrate.</text:span></text:p>
        </text:list-item>
        <text:list-item>
          <text:p text:style-name="P10">Check if it provides the metrics, heartbeat I have seen in the demo of spring boot</text:p>
        </text:list-item>
      </text:list>
      <text:h text:style-name="P15" text:outline-level="3">Generate documentation of the REST API</text:h>
      <text:list xml:id="list55539600494966564" text:style-name="L4">
        <text:list-item>
          <text:p text:style-name="P11">Check the tools use a hybris</text:p>
        </text:list-item>
        <text:list-item>
          <text:p text:style-name="P11">Check what is used in drop wizard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Courier New" svg:font-family="'Courier New'" style:font-pitch="fixed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ncho" style:font-family-asian="Mincho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0827in" fo:margin-bottom="0.0827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0402in" fo:margin-right="0in" fo:margin-top="0.0827in" fo:margin-bottom="0.0827in" style:contextual-spacing="false" fo:text-indent="0in" style:auto-text-indent="false" fo:background-color="transparent">
        <style:background-image/>
      </style:paragraph-properties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0799in" fo:margin-right="0in" fo:margin-top="0.0827in" fo:margin-bottom="0.0827in" style:contextual-spacing="false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1201in" fo:margin-right="0in" fo:margin-top="0.0827in" fo:margin-bottom="0.0827in" style:contextual-spacing="false" fo:text-indent="0in" style:auto-text-indent="false"/>
      <style:text-properties fo:font-size="12pt" fo:font-style="normal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.1201in" fo:margin-right="0in" fo:margin-top="0.0827in" fo:margin-bottom="0.0827in" style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.1598in" fo:margin-right="0in" fo:margin-top="0.0827in" fo:margin-bottom="0.0827in" style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code" style:family="paragraph" style:parent-style-name="Text_20_body" style:class="text">
      <style:paragraph-properties fo:margin-top="0in" fo:margin-bottom="0in" style:contextual-spacing="false" fo:background-color="#e6e6ff">
        <style:background-image/>
      </style:paragraph-properties>
      <style:text-properties fo:color="#000000" style:font-name="Courier New" fo:font-family="'Courier New'" style:font-pitch="fixed" fo:font-size="8pt" style:font-size-asian="8pt" style:font-size-complex="8pt"/>
    </style:style>
    <style:style style:name="question" style:family="paragraph" style:parent-style-name="Text_20_body">
      <style:paragraph-properties fo:background-color="#ff6633">
        <style:background-image/>
      </style:paragraph-properties>
    </style:style>
    <style:style style:name="modification" style:family="paragraph" style:parent-style-name="Text_20_body">
      <style:text-properties fo:background-color="#ffff00"/>
    </style:style>
    <style:style style:name="suppressed" style:family="paragraph" style:parent-style-name="Text_20_body">
      <style:text-properties style:text-line-through-style="solid" style:text-line-through-type="single" fo:background-color="#ffff00"/>
    </style:style>
    <style:style style:name="clientCote" style:family="paragraph" style:parent-style-name="Text_20_body" style:class="text">
      <style:paragraph-properties fo:background-color="#9999cc">
        <style:background-image/>
      </style:paragraph-properties>
      <style:text-properties fo:color="#0000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Citation" style:family="text">
      <style:text-properties fo:font-style="italic" style:font-style-asian="italic" style:font-style-complex="italic"/>
    </style:style>
    <style:style style:name="code" style:family="text">
      <style:text-properties style:font-name="Courier New" fo:font-family="'Courier New'" style:font-pitch="fixed" fo:font-size="8pt" fo:background-color="#e6e6ff" style:font-size-asian="8pt" style:font-size-complex="8pt"/>
    </style:style>
    <style:style style:name="question" style:family="text">
      <style:text-properties fo:background-color="#ff6633"/>
    </style:style>
    <style:style style:name="modification" style:family="text">
      <style:text-properties fo:background-color="#ffff66"/>
    </style:style>
    <style:style style:name="suppressed" style:family="text">
      <style:text-properties style:text-line-through-style="solid" style:text-line-through-type="single" fo:background-color="#ffff66"/>
    </style:style>
    <style:style style:name="Footnote_20_Symbol" style:display-name="Footnote Symbol" style:family="text"/>
    <style:style style:name="Endnote_20_Symbol" style:display-name="Endnote Symbol" style:family="text"/>
    <style:style style:name="highlight" style:family="text">
      <style:text-properties fo:color="#000000" fo:background-color="#ffff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" style:num-format="1">
        <style:list-level-properties/>
      </text:outline-level-style>
      <text:outline-level-style text:level="2" style:num-suffix=" " style:num-format="1" text:display-levels="2">
        <style:list-level-properties/>
      </text:outline-level-style>
      <text:outline-level-style text:level="3" style:num-suffix=" " style:num-format="1" text:display-levels="3">
        <style:list-level-properties/>
      </text:outline-level-style>
      <text:outline-level-style text:level="4" style:num-suffix=" " style:num-format="1" text:display-levels="4">
        <style:list-level-properties/>
      </text:outline-level-style>
      <text:outline-level-style text:level="5" style:num-suffix=" " style:num-format="1" text:display-levels="5">
        <style:list-level-properties/>
      </text:outline-level-style>
      <text:outline-level-style text:level="6" style:num-suffix=" " style:num-format="1" text:display-levels="6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902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meta:creation-date>2014-05-05T20:44:35.515585407</meta:creation-date>
    <dc:language>en-US</dc:language>
    <meta:editing-cycles>9</meta:editing-cycles>
    <meta:editing-duration>PT1H28M35S</meta:editing-duration>
    <dc:date>2014-05-05T22:14:42.358407550</dc:date>
    <meta:document-statistic meta:table-count="1" meta:image-count="0" meta:object-count="0" meta:page-count="1" meta:paragraph-count="34" meta:word-count="198" meta:character-count="1220" meta:non-whitespace-character-count="1062"/>
    <meta:user-defined meta:name="Info 1"/>
    <meta:user-defined meta:name="Info 2"/>
    <meta:user-defined meta:name="Info 3"/>
    <meta:user-defined meta:name="Info 4"/>
    <meta:template xlink:type="simple" xlink:actuate="onRequest" xlink:title="nicolasNewDefTemplate2" xlink:href="../../../../../../.config/libreoffice/4/user/template/nicolasNewDefTemplate2.ott" meta:date="2014-05-05T20:44:35.082055307"/>
  </office:meta>
</office:document-meta>
</file>